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hemeResolver.setDefaultThemeName( String defaultThem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hemeResolver.getDefaultThem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